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9cm" svg:height="2.6cm" svg:x="1cm" svg:y="26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8cm" svg:height="0.9cm" svg:x="12.3cm" svg:y="26.1cm">
            <text:p text:style-name="P2"><text:span text:style-name="T1">DAT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9cm" svg:height="0.9cm" svg:x="16.1cm" svg:y="26.1cm">
            <text:p text:style-name="P2"><text:span text:style-name="T1">VERS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1.3cm" svg:height="2.6cm" svg:x="1cm" svg:y="26.1cm">
            <text:p text:style-name="P2"><text:span text:style-name="T1">TIT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7cm" svg:height="0.85cm" svg:x="12.3cm" svg:y="27cm">
            <text:p text:style-name="P2"><text:span text:style-name="T1">NICKNA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7cm" svg:height="0.849cm" svg:x="12.299cm" svg:y="27.85cm">
            <text:p text:style-name="P2"><text:span text:style-name="T1">GeigerCopter (GCU)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anium </meta:initial-creator>
    <meta:creation-date>2012-12-04T16:57:22</meta:creation-date>
    <dc:date>2015-09-20T13:15:17</dc:date>
    <dc:creator>uranium </dc:creator>
    <meta:editing-duration>PT37S</meta:editing-duration>
    <meta:editing-cycles>3</meta:editing-cycles>
    <meta:generator>LibreOffice/3.5$Linux_x86 LibreOffice_project/350m1$Build-2</meta:generator>
    <meta:document-statistic meta:object-count="8"/>
  </office:meta>
</office:document-meta>
</file>